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75782" officeooo:paragraph-rsid="00075782"/>
    </style:style>
    <style:style style:name="P2" style:family="paragraph" style:parent-style-name="Standard" style:list-style-name="L1">
      <style:text-properties officeooo:rsid="00075782" officeooo:paragraph-rsid="00075782"/>
    </style:style>
    <style:style style:name="P3" style:family="paragraph" style:parent-style-name="Standard">
      <style:text-properties officeooo:rsid="00075782" officeooo:paragraph-rsid="00075782"/>
    </style:style>
    <style:style style:name="P4" style:family="paragraph" style:parent-style-name="Standard">
      <style:text-properties fo:font-size="22pt" fo:font-weight="bold" officeooo:rsid="00075782" officeooo:paragraph-rsid="00075782" style:font-size-asian="22pt" style:font-weight-asian="bold" style:font-size-complex="22pt" style:font-weight-complex="bold"/>
    </style:style>
    <style:style style:name="P5" style:family="paragraph" style:parent-style-name="Standard">
      <style:text-properties fo:font-size="12pt" fo:font-weight="bold" officeooo:rsid="00075782" officeooo:paragraph-rsid="00075782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weight="bold" officeooo:rsid="00091a4a" officeooo:paragraph-rsid="00091a4a" style:font-weight-asian="bold" style:font-weight-complex="bold"/>
    </style:style>
    <style:style style:name="P7" style:family="paragraph" style:parent-style-name="Standard">
      <style:text-properties fo:font-weight="bold" officeooo:rsid="00092b79" officeooo:paragraph-rsid="00092b79" style:font-weight-asian="bold" style:font-weight-complex="bold"/>
    </style:style>
    <style:style style:name="P8" style:family="paragraph" style:parent-style-name="Standard">
      <style:text-properties fo:font-weight="bold" officeooo:rsid="000b26c4" officeooo:paragraph-rsid="000b26c4" style:font-weight-asian="bold" style:font-weight-complex="bold"/>
    </style:style>
    <style:style style:name="P9" style:family="paragraph" style:parent-style-name="Standard">
      <style:text-properties fo:font-weight="bold" officeooo:rsid="000d0ef5" officeooo:paragraph-rsid="000d0ef5" style:font-weight-asian="bold" style:font-weight-complex="bold"/>
    </style:style>
    <style:style style:name="P10" style:family="paragraph" style:parent-style-name="Standard">
      <style:text-properties fo:font-weight="bold" officeooo:rsid="000e1063" officeooo:paragraph-rsid="000e1063" style:font-weight-asian="bold" style:font-weight-complex="bold"/>
    </style:style>
    <style:style style:name="P11" style:family="paragraph" style:parent-style-name="Standard">
      <style:text-properties fo:font-weight="bold" officeooo:rsid="000f8002" officeooo:paragraph-rsid="000f8002" style:font-weight-asian="bold" style:font-weight-complex="bold"/>
    </style:style>
    <style:style style:name="P12" style:family="paragraph" style:parent-style-name="Standard">
      <style:text-properties officeooo:rsid="00091a4a" officeooo:paragraph-rsid="00091a4a"/>
    </style:style>
    <style:style style:name="P13" style:family="paragraph" style:parent-style-name="Standard">
      <style:text-properties officeooo:rsid="00092b79" officeooo:paragraph-rsid="00092b79"/>
    </style:style>
    <style:style style:name="P14" style:family="paragraph" style:parent-style-name="Standard">
      <style:text-properties officeooo:rsid="00092b79" officeooo:paragraph-rsid="000f8002"/>
    </style:style>
    <style:style style:name="P15" style:family="paragraph" style:parent-style-name="Standard">
      <style:text-properties officeooo:rsid="000b26c4" officeooo:paragraph-rsid="000b26c4"/>
    </style:style>
    <style:style style:name="P16" style:family="paragraph" style:parent-style-name="Standard">
      <style:text-properties officeooo:rsid="000b26c4" officeooo:paragraph-rsid="000d0ef5"/>
    </style:style>
    <style:style style:name="P17" style:family="paragraph" style:parent-style-name="Standard">
      <style:text-properties officeooo:rsid="000d0ef5" officeooo:paragraph-rsid="000d0ef5"/>
    </style:style>
    <style:style style:name="P18" style:family="paragraph" style:parent-style-name="Standard">
      <style:text-properties officeooo:rsid="000e1063" officeooo:paragraph-rsid="000e1063"/>
    </style:style>
    <style:style style:name="P19" style:family="paragraph" style:parent-style-name="Standard">
      <style:text-properties officeooo:rsid="000e1063" officeooo:paragraph-rsid="000f8002"/>
    </style:style>
    <style:style style:name="P20" style:family="paragraph" style:parent-style-name="Standard">
      <style:text-properties officeooo:rsid="000f8002" officeooo:paragraph-rsid="000f8002"/>
    </style:style>
    <style:style style:name="T1" style:family="text">
      <style:text-properties officeooo:rsid="00092b79"/>
    </style:style>
    <style:style style:name="T2" style:family="text">
      <style:text-properties officeooo:rsid="000a6555"/>
    </style:style>
    <style:style style:name="T3" style:family="text">
      <style:text-properties officeooo:rsid="000b26c4"/>
    </style:style>
    <style:style style:name="T4" style:family="text">
      <style:text-properties officeooo:rsid="000d0ef5"/>
    </style:style>
    <style:style style:name="T5" style:family="text">
      <style:text-properties officeooo:rsid="000e1063"/>
    </style:style>
    <style:style style:name="T6" style:family="text">
      <style:text-properties officeooo:rsid="000f800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Базовые программы поведения</text:p>
      <text:p text:style-name="P5"/>
      <text:p text:style-name="P12">Существует 6 основных программ поведения:</text:p>
      <text:p text:style-name="P12"/>
      <text:list xml:id="list3402008456" text:style-name="L1">
        <text:list-item>
          <text:p text:style-name="P2">Пищевая программа</text:p>
        </text:list-item>
        <text:list-item>
          <text:p text:style-name="P2">Оборонительная программа</text:p>
        </text:list-item>
        <text:list-item>
          <text:p text:style-name="P2">Половая программа</text:p>
        </text:list-item>
        <text:list-item>
          <text:p text:style-name="P2">Родительская программа</text:p>
        </text:list-item>
        <text:list-item>
          <text:p text:style-name="P2">Социальная программа</text:p>
        </text:list-item>
        <text:list-item>
          <text:p text:style-name="P2">Познавательная программа</text:p>
        </text:list-item>
      </text:list>
      <text:p text:style-name="P1"/>
      <text:p text:style-name="P13">В конкретный момент времени может быть включена только одна программа, остальные программы — выключаются автоматически. Программы связаны между собой внутренней логикой переключений. Базовый путь реализации всех потребностей состоит в последовательном выполнении всех программ начиная с пищевой и заканчивая познавательной. Каждая из программ базируется на инстинктах и расширяется культурными кодами, а также индивидуальным опытом. <text:span text:style-name="T3">Чем сильнее сигнал активации конкретной программы поведения, тем выше вероятность запуска этой программы.</text:span></text:p>
      <text:p text:style-name="P1"/>
      <text:p text:style-name="P6">Пищевая программа</text:p>
      <text:p text:style-name="P12"/>
      <text:p text:style-name="P12">Пищевая программа базируется на пищедобывательном инстинкте. Данный инстинкт побуждает проявлять поисковое поведение в отношении пищевых веществ для удовлетворения потребности организма в материале и энергии для строительства и функционирования клеток. Триггером для включения данной программы является базовое чувство голода, связанное с выработкой молекулы грелина в ЖКТ. При понижении концентрации глюкозы в крови ниже заданного уровня выработка грелина увеличивается, и в мозг поступает сигнал, <text:span text:style-name="T1">воспринимаемый как чувство голода. Данная программа проявляется в формах собирательства, охотничества, скотоводства и земледелия, а также в традиционной кухне.</text:span></text:p>
      <text:p text:style-name="P12"/>
      <text:p text:style-name="P7">Оборонительная программа</text:p>
      <text:p text:style-name="P13"/>
      <text:p text:style-name="P14">Оборонительная программа базируется на территориальном инстинкте. Данный инстикт побуждает проявлять оборонительное поведение в условиях неблагоприятной и не безопасной для организма обстановки, связанной с неблагоприятными условиями среды, <text:span text:style-name="T2">а также</text:span> наличием <text:span text:style-name="T2">в ней </text:span>факторов опасности. <text:span text:style-name="T2">Триггером для запуска данной программы является базовые эмоции страха (адреналин) или гнева (норадреналин). Данные эмоции могут возникнуть в результате восприятия сигналов опасности из внешней среды, таких как вид хищника, большая высота, острые и падающие предметы и т. д. Также данные эмоции могут возникнуть в результате восприятия сигналов о неблагоприятны условиях среды, таких как дождь, снег, холод, жара, огонь, сильный ветер, песчанная буря, болото и т. д. Данная программа проявляется в формах способах передвижения, одежды, строительства, боевых искусств, а также спорте.</text:span></text:p>
      <text:p text:style-name="P13"/>
      <text:p text:style-name="P8">Половая программа</text:p>
      <text:p text:style-name="P15"/>
      <text:p text:style-name="P16">Половая программа базируется на половом инстинкте. Данный инстинкт побуждает проявлять половое поведение в условиях благоприятной и безопасной для организма обстановки, при наличии раздражителя противоположного пола. <text:span text:style-name="T4">Триггером для запуска данной программы является наличие чувства полового возбуждения, вызываемого </text:span><text:soft-page-break/><text:span text:style-name="T4">повышенным уровнем половых гормонов (тестостерона и эстрогена). Данное чувство возникает при восприятии половых признаков таких как обнажённые груди и т. д. Данная программа проявляется в формах ухаживания, прелюдии, полового акта, а также творчества. У женщин эта программа проявляется в пассивной форме, а у мужчин в активной.</text:span></text:p>
      <text:p text:style-name="P15"/>
      <text:p text:style-name="P9">Родительская программа</text:p>
      <text:p text:style-name="P17"/>
      <text:p text:style-name="P17">Родительская программа базируется на родительском инстинкте. Данный инстинкт побуждает проявлять родительское (отцовское или материнское) поведение в отношении детёныша. Триггером для запуска данной программы является чувство привязанности связанное с окситоцином. Данное чувство возникает при восприятии детских черт лица. <text:span text:style-name="T5">Эта программа проявляется в формах кормления, воспитания и образования потомства.</text:span></text:p>
      <text:p text:style-name="P17"/>
      <text:p text:style-name="P10">Социальная программа</text:p>
      <text:p text:style-name="P18"/>
      <text:p text:style-name="P19">Социальная программа базируется на стайном инстинкте. Данный инстинк побуждает проявлять социальное поведение, направленное на установление связей с другими людьми, общение, сотрудничество. Тригерром для запуска данной программы является чувство одиночества. <text:span text:style-name="T6">Социальная программа проявляется в любых формах коллективной деятельности.</text:span></text:p>
      <text:p text:style-name="P20"/>
      <text:p text:style-name="P11">Исследовательская программа</text:p>
      <text:p text:style-name="P20"/>
      <text:p text:style-name="P20">Исследовательская программа базируется на ориентировочно-исследовательском инстинкте. Данный инстинк побуждает проявлять исследовательское поведение, направленное на изучение нового фактора внешней среды. Триггером для запуска данной программы является чувство любопытства. Исследовательская программа проявляется в форме повышенного внимания, любознательства, исследовательской и научной деятельсности.</text:p>
      <text:p text:style-name="P17"/>
      <text:p text:style-name="P17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4:34:54.154013620</meta:creation-date>
    <dc:date>2020-02-14T23:59:18.581953885</dc:date>
    <meta:editing-duration>PT4H29M5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1" meta:word-count="502" meta:character-count="4177" meta:non-whitespace-character-count="3701"/>
  </office:meta>
</office:document-meta>
</file>